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hatch" draw:fill-gradient-name="Gradient_20_1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hatch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203cm" svg:stroke-color="#ffff00" draw:marker-start-width="0.503cm" draw:marker-end="Arrow" draw:marker-end-width="0.914cm" draw:textarea-horizontal-align="center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52cm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TWU_20_Slide-title">
      <style:graphic-properties draw:auto-grow-height="true" fo:min-height="1.809cm"/>
    </style:style>
    <style:style style:name="pr6" style:family="presentation" style:parent-style-name="TWU_20_Slide-outline1">
      <style:graphic-properties draw:auto-grow-height="true" fo:min-height="15.735cm"/>
    </style:style>
    <style:style style:name="pr7" style:family="presentation" style:parent-style-name="TWU_20_Slide-notes">
      <style:graphic-properties draw:fill-color="#ffffff" draw:auto-grow-height="true" fo:min-height="12.573cm"/>
    </style:style>
    <style:style style:name="pr8" style:family="presentation" style:parent-style-name="TWU_20_Slide-title">
      <style:graphic-properties draw:fill-color="#ffffff" draw:auto-grow-height="true" fo:min-height="1.809cm"/>
    </style:style>
    <style:style style:name="pr9" style:family="presentation" style:parent-style-name="TWU_20_Slide-outline1">
      <style:graphic-properties draw:fill-color="#ffffff" draw:auto-grow-height="true" fo:min-height="15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23ff2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color="#23ff23"/>
    </style:style>
    <style:style style:name="T7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23ff2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ffcc99" fo:font-weight="bold" style:font-weight-asian="bold" style:font-weight-complex="bold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ffcc99"/>
    </style:style>
    <style:style style:name="T16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508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exceptions and I/O</presentation:footer-decl>
      <presentation:footer-decl presentation:name="ftr2">CMPTxxxx</presentation:footer-decl>
      <presentation:date-time-decl presentation:name="dtd1" presentation:source="fixed">3 Feb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6cm" svg:height="4.58cm" svg:x="0.9cm" svg:y="1.736cm" presentation:class="title" presentation:user-transformed="true">
          <draw:text-box>
            <text:p text:style-name="P1">Exceptions and File I/O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3 Feb 2011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Exceptions for error handling</text:p>
          </draw:text-box>
        </draw:frame>
        <draw:frame presentation:style-name="pr6" draw:layer="layout" svg:width="25.958cm" svg:height="15.735cm" svg:x="1.072cm" svg:y="3.039cm" presentation:class="outline">
          <draw:text-box>
            <text:list text:style-name="L2">
              <text:list-item>
                <text:p>Recall that <text:span text:style-name="T1">exceptions</text:span> are used for indicating runtime <text:span text:style-name="T1">errors</text:span></text:p>
                <text:list>
                  <text:list-item>
                    <text:p>Incorrect user <text:span text:style-name="T1">input </text:span><text:span text:style-name="T2">or</text:span><text:span text:style-name="T1"> parameters</text:span></text:p>
                  </text:list-item>
                  <text:list-item>
                    <text:p>No <text:span text:style-name="T1">memory</text:span>, disk space, <text:span text:style-name="T1">permissions</text:span>, etc.</text:p>
                  </text:list-item>
                </text:list>
              </text:list-item>
              <text:list-item>
                <text:p>When an exception is <text:span text:style-name="T1">thrown</text:span>:</text:p>
                <text:list>
                  <text:list-item>
                    <text:p>Execution of the current block is <text:span text:style-name="T1">terminated</text:span></text:p>
                  </text:list-item>
                  <text:list-item>
                    <text:p>Search for the nearest exception <text:span text:style-name="T1">handler</text:span></text:p>
                    <text:list>
                      <text:list-item>
                        <text:p><text:span text:style-name="T3">Search enclosing </text:span><text:span text:style-name="T4">blocks</text:span><text:span text:style-name="T3"> (</text:span><text:span text:style-name="T5">{}</text:span><text:span text:style-name="T3">)</text:span></text:p>
                      </text:list-item>
                      <text:list-item>
                        <text:p><text:span text:style-name="T3">Search down the</text:span><text:span text:style-name="T4"> call-stack</text:span><text:span text:style-name="T3"><text:line-break/></text:span><text:span text:style-name="T3">(what code invoked the current func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Exceptions in Java</text:p>
          </draw:text-box>
        </draw:frame>
        <draw:frame presentation:style-name="pr6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>In Java, use <text:span text:style-name="T6">try</text:span>-<text:span text:style-name="T6">throw</text:span>-<text:span text:style-name="T6">catch</text:span></text:p>
              </text:list-item>
              <text:list-item>
                <text:p>Make an <text:span text:style-name="T1">instance</text:span> of <text:span text:style-name="T6">java.lang.Exception,</text:span> <text:span text:style-name="T1">throw</text:span> it:</text:p>
                <text:list>
                  <text:list-item>
                    <text:p>The <text:span text:style-name="T6">Exception</text:span> constructor can take a <text:span text:style-name="T1">string</text:span> param: this is stored with the exception</text:p>
                    <text:list>
                      <text:list-header>
                        <text:p><text:span text:style-name="T7">try</text:span><text:span text:style-name="T8"> {</text:span></text:p>
                        <text:list>
                          <text:list-header>
                            <text:p><text:span text:style-name="T8">if (</text:span><text:span text:style-name="T9">ID</text:span><text:span text:style-name="T8"> &lt;= 0)</text:span></text:p>
                            <text:list>
                              <text:list-header>
                                <text:p><text:span text:style-name="T7">throw</text:span><text:span text:style-name="T8"> new Exception(</text:span><text:span text:style-name="T9">“Invalid ID!”</text:span><text:span text:style-name="T8">);</text:span></text:p>
                              </text:list-header>
                            </text:list>
                          </text:list-header>
                        </text:list>
                        <text:p><text:span text:style-name="T8">} </text:span><text:span text:style-name="T7">catch</text:span><text:span text:style-name="T8"> (Exception e) {</text:span></text:p>
                        <text:list>
                          <text:list-header>
                            <text:p><text:span text:style-name="T8">…</text:span></text:p>
                          </text:list-header>
                        </text:list>
                        <text:p><text:span text:style-name="T8">}</text:span></text:p>
                      </text:list-header>
                    </text:list>
                  </text:list-item>
                </text:list>
              </text:list-item>
              <text:list-item>
                <text:p>Can have <text:span text:style-name="T1">several</text:span> <text:span text:style-name="T6">catch</text:span> blocks, for different <text:span text:style-name="T1">kinds</text:span> of exceptions (<text:span text:style-name="T1">first</text:span> matching one is used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The caught exception object</text:p>
          </draw:text-box>
        </draw:frame>
        <draw:frame presentation:style-name="pr6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} catch (Exception e) { ...</text:span></text:p>
                      </text:list-item>
                    </text:list>
                  </text:list-item>
                </text:list>
              </text:list-item>
              <text:list-item>
                <text:p>A <text:span text:style-name="T1">reference</text:span> to the caught exception object is in <text:span text:style-name="T6">e</text:span></text:p>
                <text:list>
                  <text:list-item>
                    <text:p>Can use this to unpack <text:span text:style-name="T1">auxiliary data</text:span></text:p>
                  </text:list-item>
                </text:list>
              </text:list-item>
              <text:list-item>
                <text:p><text:span text:style-name="T1">Get</text:span> the auxiliary data with <text:span text:style-name="T6">.getMessage()</text:span> method on the caught exception object inside the <text:span text:style-name="T1">handler</text:span>:</text:p>
                <text:list>
                  <text:list-item>
                    <text:list>
                      <text:list-item>
                        <text:p><text:span text:style-name="T8">System.out.println( e.getMessage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Custom Exception classes</text:p>
          </draw:text-box>
        </draw:frame>
        <draw:frame presentation:style-name="pr6" draw:layer="layout" svg:width="25.958cm" svg:height="15.735cm" svg:x="1.072cm" svg:y="3.039cm" presentation:class="outline">
          <draw:text-box>
            <text:list text:style-name="L2">
              <text:list-item>
                <text:p>Create your <text:span text:style-name="T1">own</text:span> type of exceptions: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8">public class StudentError extends Exception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Need at least <text:span text:style-name="T1">2</text:span> constructors: <text:span text:style-name="T1">no</text:span> arg, <text:span text:style-name="T1">1 string </text:span>arg</text:p>
                <text:list>
                  <text:list-item>
                    <text:p>Pass the string msg up to <text:span text:style-name="T1">superclass</text:span> constr.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8">public StudentError( String msg ) { super(msg); }public StudentError()</text:span><text:span text:style-name="T8"><text:line-break/></text:span><text:span text:style-name="T8"><text:tab/></text:span><text:span text:style-name="T8">{ super(“Error with student!”); }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Can also add your own <text:span text:style-name="T1">auxiliary data</text:span> (attributes) and constructors, set/get methods, etc.</text:p>
                <text:list>
                  <text:list-item>
                    <text:list>
                      <text:list-item>
                        <text:p><text:span text:style-name="T8">int studentID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The catch-or-declare rule</text:p>
          </draw:text-box>
        </draw:frame>
        <draw:frame presentation:style-name="pr6" draw:layer="layout" svg:width="25.958cm" svg:height="15.735cm" svg:x="1.072cm" svg:y="3.039cm" presentation:class="outline">
          <draw:text-box>
            <text:list text:style-name="L2">
              <text:list-item>
                <text:p>A <text:span text:style-name="T1">method</text:span> may encounter exceptions:</text:p>
                <text:list>
                  <text:list-item>
                    <text:p>Directly <text:span text:style-name="T1">thrown</text:span>: <text:span text:style-name="T6">throw new StudentError(...)</text:span></text:p>
                  </text:list-item>
                  <text:list-item>
                    <text:p>Or thrown by <text:span text:style-name="T1">functions</text:span> it calls: <text:span text:style-name="T6">nextInt()</text:span></text:p>
                  </text:list-item>
                </text:list>
              </text:list-item>
              <text:list-item>
                <text:p>For <text:span text:style-name="T1">checked</text:span> exceptions, the method must either:</text:p>
                <text:list>
                  <text:list-item>
                    <text:p><text:span text:style-name="T1">Catch</text:span> the exception and handle it, or</text:p>
                  </text:list-item>
                  <text:list-item>
                    <text:p><text:span text:style-name="T1">Declare</text:span> that this method may raise an exception, and “pass the buck”:</text:p>
                    <text:list>
                      <text:list-item>
                        <text:p><text:span text:style-name="T8">public void setID(int ID) throws StudentError {</text:span><text:span text:style-name="T8"><text:line-break/></text:span><text:span text:style-name="T8"><text:tab/></text:span><text:span text:style-name="T8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Exception class hierarchy</text:p>
          </draw:text-box>
        </draw:frame>
        <draw:custom-shape draw:style-name="gr2" draw:text-style-name="P4" xml:id="id2" draw:id="id2" draw:layer="layout" svg:width="9.15cm" svg:height="2.095cm" svg:x="8.599cm" svg:y="4.851cm">
          <text:p text:style-name="P3"><text:span text:style-name="T10">Throwable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9.15cm" svg:height="2.095cm" svg:x="2.425cm" svg:y="9.427cm">
          <text:p text:style-name="P3"><text:span text:style-name="T10">Exception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9.15cm" svg:height="2.095cm" svg:x="17.253cm" svg:y="9.428cm">
          <text:p text:style-name="P3"><text:span text:style-name="T10">Error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12.237cm" svg:height="2.095cm" svg:x="1.213cm" svg:y="14.94cm">
          <text:p text:style-name="P3"><text:span text:style-name="T10">RuntimeException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21.828cm" svg:y1="9.428cm" svg:x2="13.174cm" svg:y2="6.946cm" draw:start-shape="id1" draw:start-glue-point="0" draw:end-shape="id2" draw:end-glue-point="2" svg:d="m21828 9428-8654-2482">
          <text:p/>
        </draw:connector>
        <draw:connector draw:style-name="gr5" draw:text-style-name="P3" draw:layer="layout" draw:type="line" svg:x1="7.331cm" svg:y1="14.94cm" svg:x2="7cm" svg:y2="11.522cm" draw:start-shape="id3" draw:start-glue-point="0" draw:end-shape="id4" draw:end-glue-point="2" svg:d="m7331 14940-331-3418">
          <text:p/>
        </draw:connector>
        <draw:connector draw:style-name="gr5" draw:text-style-name="P3" draw:layer="layout" draw:type="line" svg:x1="7cm" svg:y1="9.427cm" svg:x2="13.174cm" svg:y2="6.946cm" draw:start-shape="id4" draw:start-glue-point="0" draw:end-shape="id2" draw:end-glue-point="2" svg:d="m7000 9427 6174-2481">
          <text:p/>
        </draw:connector>
        <draw:frame draw:style-name="gr6" draw:text-style-name="P5" xml:id="id5" draw:id="id5" draw:layer="layout" svg:width="6.124cm" svg:height="2.385cm" svg:x="12.63cm" svg:y="11.925cm">
          <draw:text-box>
            <text:p><text:span text:style-name="T11">Checked</text:span><text:span text:style-name="T11"><text:line-break/></text:span><text:span text:style-name="T11">exceptions</text:span></text:p>
          </draw:text-box>
        </draw:frame>
        <draw:connector draw:style-name="gr7" draw:text-style-name="P3" draw:layer="layout" draw:type="line" svg:x1="15.692cm" svg:y1="11.925cm" svg:x2="11.575cm" svg:y2="10.474cm" draw:start-shape="id5" draw:start-glue-point="0" draw:end-shape="id4" draw:end-glue-point="1" svg:d="m15692 11925-4117-1451">
          <text:p/>
        </draw:connector>
        <draw:connector draw:style-name="gr7" draw:text-style-name="P3" draw:layer="layout" draw:type="line" svg:x1="15.693cm" svg:y1="11.926cm" svg:x2="13.174cm" svg:y2="6.946cm" draw:end-shape="id2" draw:end-glue-point="2" svg:d="m15693 11926-2519-498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Exceptions raised by Scanner</text:p>
          </draw:text-box>
        </draw:frame>
        <draw:frame presentation:style-name="pr6" draw:layer="layout" svg:width="25.958cm" svg:height="15.735cm" svg:x="1.072cm" svg:y="3.039cm" presentation:class="outline">
          <draw:text-box>
            <text:list text:style-name="L2">
              <text:list-item>
                <text:p>Using <text:span text:style-name="T1">Scanner</text:span> to read console input:</text:p>
                <text:list>
                  <text:list-item>
                    <text:list>
                      <text:list-item>
                        <text:p><text:span text:style-name="T8">import java.util.Scanner;</text:span></text:p>
                      </text:list-item>
                      <text:list-item>
                        <text:p><text:span text:style-name="T8">Scanner kbd = new Scanner(System.in);</text:span></text:p>
                      </text:list-item>
                    </text:list>
                  </text:list-item>
                </text:list>
              </text:list-item>
              <text:list-item>
                <text:p>Expecting an <text:span text:style-name="T1">integer</text:span>:</text:p>
                <text:list>
                  <text:list-item>
                    <text:list>
                      <text:list-item>
                        <text:p><text:span text:style-name="T8">int num = kbd.nextInt();</text:span></text:p>
                      </text:list-item>
                    </text:list>
                  </text:list-item>
                </text:list>
              </text:list-item>
              <text:list-item>
                <text:p>If Scanner can't convert the input to the desired type, it raises an <text:span text:style-name="T1">InputMismatchException</text:span></text:p>
              </text:list-item>
              <text:list-item>
                <text:p>This can be <text:span text:style-name="T1">caught</text:span>, so you can try agai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java.io classes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Object holding <text:span text:style-name="T1">pathname</text:span> information: <text:span text:style-name="T6">File</text:span></text:p>
              </text:list-item>
              <text:list-item>
                <text:p text:style-name="P1"><text:span text:style-name="T1">Formatted text</text:span> I/O:</text:p>
                <text:list>
                  <text:list-item>
                    <text:p text:style-name="P1"><text:span text:style-name="T6">Scanner, PrintWriter</text:span></text:p>
                  </text:list-item>
                </text:list>
              </text:list-item>
              <text:list-item>
                <text:p text:style-name="P1"><text:span text:style-name="T1">Byte</text:span>-based streams:</text:p>
                <text:list>
                  <text:list-item>
                    <text:p text:style-name="P1"><text:span text:style-name="T6">FileInputStream, FileOutputStream</text:span></text:p>
                  </text:list-item>
                </text:list>
              </text:list-item>
              <text:list-item>
                <text:p text:style-name="P1"><text:span text:style-name="T1">Object</text:span>-based I/O (Serializable):</text:p>
                <text:list>
                  <text:list-item>
                    <text:p text:style-name="P1"><text:span text:style-name="T6">ObjectInputStream, ObjectOutputStream</text:span></text:p>
                  </text:list-item>
                </text:list>
              </text:list-item>
              <text:list-item>
                <text:p text:style-name="P1"><text:span text:style-name="T1">Standard</text:span> streams:</text:p>
                <text:list>
                  <text:list-item>
                    <text:p text:style-name="P1"><text:span text:style-name="T6">System.in </text:span><text:span text:style-name="T2">(an </text:span><text:span text:style-name="T6">InputStream</text:span><text:span text:style-name="T2">),</text:span><text:span text:style-name="T6"><text:line-break/></text:span><text:span text:style-name="T6">System.out, System.err </text:span><text:span text:style-name="T2">(both </text:span><text:span text:style-name="T6">PrintStream</text:span><text:span text:style-name="T2">s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File methods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6">File</text:span><text:span text:style-name="T2"> is essentially a wrapper around a </text:span><text:span text:style-name="T1">filename</text:span><text:span text:style-name="T2"> string. <text:s/></text:span><text:span text:style-name="T1">Constructor</text:span>:</text:p>
                <text:list>
                  <text:list-item>
                    <text:list>
                      <text:list-item>
                        <text:p text:style-name="P1"><text:span text:style-name="T5">File oFile = new File( “output.txt” );</text:span></text:p>
                      </text:list-item>
                    </text:list>
                  </text:list-item>
                </text:list>
              </text:list-item>
              <text:list-item>
                <text:p text:style-name="P1">Check if <text:span text:style-name="T1">exists</text:span>, can <text:span text:style-name="T1">read</text:span>/<text:span text:style-name="T1">write</text:span>:</text:p>
                <text:list>
                  <text:list-item>
                    <text:list>
                      <text:list-item>
                        <text:p text:style-name="P1"><text:span text:style-name="T5">if ( oFile.exists() &amp;&amp; oFile.canRead() )</text:span></text:p>
                      </text:list-item>
                    </text:list>
                  </text:list-item>
                </text:list>
              </text:list-item>
              <text:list-item>
                <text:p text:style-name="P1">Check file <text:span text:style-name="T1">type</text:span>:</text:p>
                <text:list>
                  <text:list-item>
                    <text:list>
                      <text:list-item>
                        <text:p text:style-name="P1"><text:span text:style-name="T5">If ( oFile.isFile() || oFile.isDirectory() )</text:span></text:p>
                      </text:list-item>
                    </text:list>
                  </text:list-item>
                </text:list>
              </text:list-item>
              <text:list-item>
                <text:p text:style-name="P1">Get <text:span text:style-name="T1">parent</text:span> directory:</text:p>
                <text:list>
                  <text:list-item>
                    <text:list>
                      <text:list-item>
                        <text:p text:style-name="P1"><text:span text:style-name="T5">oFile.getParent()</text:span></text:p>
                      </text:list-item>
                    </text:list>
                  </text:list-item>
                </text:list>
              </text:list-item>
              <text:list-item>
                <text:p text:style-name="P1">Get just the <text:span text:style-name="T1">filename</text:span>: <text:span text:style-name="T6">oFile.getNam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Formatted text stream I/O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2">java.io.</text:span><text:span text:style-name="T1">PrintWriter: </text:span><text:span text:style-name="T2">output</text:span> <text:span text:style-name="T2">formatted</text:span> text</text:p>
                <text:list>
                  <text:list-item>
                    <text:list>
                      <text:list-header>
                        <text:p text:style-name="P1"><text:span text:style-name="T5">PrintWriter output =</text:span><text:span text:style-name="T5"><text:line-break/></text:span><text:span text:style-name="T5"><text:tab/></text:span><text:span text:style-name="T5"><text:tab/></text:span><text:span text:style-name="T5"><text:tab/></text:span><text:span text:style-name="T5">new </text:span><text:span text:style-name="T4">PrintWriter</text:span><text:span text:style-name="T5">( oFile );</text:span></text:p>
                        <text:p text:style-name="P1"><text:span text:style-name="T5">output.</text:span><text:span text:style-name="T4">println</text:span><text:span text:style-name="T5">( “Hello, World!” );</text:span></text:p>
                      </text:list-header>
                    </text:list>
                  </text:list-item>
                  <text:list-item>
                    <text:p><text:span text:style-name="T2">Methods as with System.out</text:span></text:p>
                  </text:list-item>
                </text:list>
              </text:list-item>
              <text:list-item>
                <text:p text:style-name="P1"><text:span text:style-name="T2">java.util.</text:span><text:span text:style-name="T1">Scanner: </text:span><text:span text:style-name="T2">read</text:span> text from stream</text:p>
                <text:list>
                  <text:list-item>
                    <text:list>
                      <text:list-header>
                        <text:p text:style-name="P1"><text:span text:style-name="T5">Scanner input =</text:span><text:span text:style-name="T5"><text:line-break/></text:span><text:span text:style-name="T5"><text:tab/></text:span><text:span text:style-name="T5"><text:tab/></text:span><text:span text:style-name="T5"><text:tab/></text:span><text:span text:style-name="T5">new </text:span><text:span text:style-name="T4">Scanner</text:span><text:span text:style-name="T5">( new File( “in.txt” ) );</text:span><text:span text:style-name="T5"><text:line-break/></text:span><text:span text:style-name="T5"><text:tab/></text:span><text:span text:style-name="T5"><text:tab/></text:span><text:span text:style-name="T12"><text:tab/></text:span><text:span text:style-name="T12">// or: new Scanner( System.in );</text:span></text:p>
                        <text:p text:style-name="P1"><text:span text:style-name="T5">id = input.</text:span><text:span text:style-name="T4">nextInt</text:span><text:span text:style-name="T5">();</text:span></text:p>
                      </text:list-header>
                    </text:list>
                  </text:list-item>
                </text:list>
              </text:list-item>
              <text:list-item>
                <text:p text:style-name="P1">Remember to <text:span text:style-name="T1">close() </text:span><text:span text:style-name="T2">when you're do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File I/O exceptions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An instance of the class <text:span text:style-name="T1">FileNotFoundException</text:span> is raised if the file cannot be opened:</text:p>
              </text:list-item>
            </text:list>
            <text:p text:style-name="P7"><text:span text:style-name="T13">try {</text:span></text:p>
            <text:p text:style-name="P8"><text:span text:style-name="T14">out = new PrintStream( “out.txt” );</text:span></text:p>
            <text:p text:style-name="P7"><text:span text:style-name="T13">} catch ( FileNotFoundException e ) {</text:span></text:p>
            <text:p text:style-name="P8"><text:span text:style-name="T14">System.err.println( “No write permissions!” );</text:span></text:p>
            <text:p text:style-name="P7"><text:span text:style-name="T13">}</text:span></text:p>
            <text:list text:continue-numbering="true" text:style-name="L2">
              <text:list-item>
                <text:p text:style-name="P1"><text:span text:style-name="T1">Scanner</text:span> raises:</text:p>
                <text:list>
                  <text:list-item>
                    <text:p><text:span text:style-name="T1">InputMismatchException</text:span> if wrong type, or</text:p>
                  </text:list-item>
                  <text:list-item>
                    <text:p><text:span text:style-name="T1">NoSuchElementException</text:span> if input is exhausted.</text:p>
                  </text:list-item>
                </text:list>
              </text:list-item>
              <text:list-item>
                <text:p text:style-name="P1"><text:span text:style-name="T1">EOFException </text:span>when the end of file is reached</text:p>
              </text:list-item>
              <text:list-item>
                <text:p text:style-name="P1">These are all subclasses of <text:span text:style-name="T1">IOExcep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Object-based I/O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Use <text:span text:style-name="T15">FileInputStream</text:span> / <text:span text:style-name="T15">FileOutputStream</text:span><text:span text:style-name="T15"><text:line-break/></text:span>to <text:span text:style-name="T1">open</text:span> a file for binary I/O</text:p>
                <text:list>
                  <text:list-item>
                    <text:list>
                      <text:list-header>
                        <text:p text:style-name="P1"><text:span text:style-name="T5">fos = new FileOutputStream( “output.db” )</text:span></text:p>
                      </text:list-header>
                    </text:list>
                  </text:list-item>
                </text:list>
              </text:list-item>
              <text:list-item>
                <text:p text:style-name="P1">Wrap the stream in an <text:span text:style-name="T15">ObjectInputStream</text:span> / <text:span text:style-name="T15">ObjectOutputStream</text:span> to use object <text:span text:style-name="T1">serialization</text:span></text:p>
                <text:list>
                  <text:list-item>
                    <text:list>
                      <text:list-header>
                        <text:p text:style-name="P1"><text:span text:style-name="T5">oos = new ObjectOutputStream( fos );</text:span></text:p>
                      </text:list-header>
                    </text:list>
                  </text:list-item>
                </text:list>
              </text:list-item>
              <text:list-item>
                <text:p text:style-name="P1">Use <text:span text:style-name="T15">readObject</text:span>/<text:span text:style-name="T15">writeObject</text:span> to do the I/O:</text:p>
                <text:list>
                  <text:list-item>
                    <text:list>
                      <text:list-header>
                        <text:p text:style-name="P1"><text:span text:style-name="T5">oos.writeObject( myobj );</text:span></text:p>
                      </text:list-header>
                    </text:list>
                  </text:list-item>
                  <text:list-item>
                    <text:p text:style-name="P1"><text:span text:style-name="T15">readObject() </text:span>returns a generic <text:span text:style-name="T6">Object</text:span>,<text:line-break/>so need to <text:span text:style-name="T1">cast</text:span> it back to the original type:</text:p>
                    <text:list>
                      <text:list-header>
                        <text:p text:style-name="P1"><text:span text:style-name="T5">myobj = (MyObj) ios.readObject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Serializable objects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Serialization</text:span> is converting an object to a representation that can be written to a <text:span text:style-name="T1">stream</text:span></text:p>
              </text:list-item>
              <text:list-item>
                <text:p text:style-name="P1">The <text:span text:style-name="T6">Serializable</text:span> interface is a <text:span text:style-name="T1">tag</text:span>:</text:p>
                <text:list>
                  <text:list-item>
                    <text:p text:style-name="P1">Interface with <text:span text:style-name="T1">no methods</text:span></text:p>
                  </text:list-item>
                  <text:list-item>
                    <text:p text:style-name="P1">Used to <text:span text:style-name="T1">identify</text:span> what objects are serializable</text:p>
                  </text:list-item>
                </text:list>
              </text:list-item>
              <text:list-item>
                <text:p text:style-name="P1"><text:span text:style-name="T1">Primitive</text:span> types are serializable</text:p>
              </text:list-item>
              <text:list-item>
                <text:p text:style-name="P1"><text:span text:style-name="T1">Arrays</text:span> of serializable objects are serializable</text:p>
              </text:list-item>
              <text:list-item>
                <text:p text:style-name="P1">A <text:span text:style-name="T1">class</text:span> can be tagged as serializable if all its<text:line-break/>non-<text:span text:style-name="T6">transient</text:span> <text:span text:style-name="T1">instance variables</text:span> are serializable</text:p>
                <text:list>
                  <text:list-item>
                    <text:list>
                      <text:list-item>
                        <text:p text:style-name="P1">Vars declared <text:span text:style-name="T6">transient</text:span> are skipped in serializ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Customizing serialization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Serializable</text:span> objects: just tag as <text:span text:style-name="T6">Serializable</text:span></text:p>
                <text:list>
                  <text:list-item>
                    <text:p text:style-name="P1">all the work of <text:span text:style-name="T1">reading</text:span>/<text:span text:style-name="T1">writing</text:span> is done for you!</text:p>
                  </text:list-item>
                </text:list>
              </text:list-item>
              <text:list-item>
                <text:p text:style-name="P1">You may override <text:span text:style-name="T6">writeObject</text:span>() and <text:span text:style-name="T6">readObject</text:span>():</text:p>
                <text:list>
                  <text:list-item>
                    <text:p text:style-name="P1">Specify your own <text:span text:style-name="T1">format</text:span> to use in writing out</text:p>
                    <text:list>
                      <text:list-item>
                        <text:p>e.g., use writeInt() etc.</text:p>
                      </text:list-item>
                    </text:list>
                  </text:list-item>
                  <text:list-item>
                    <text:p text:style-name="P1"><text:span text:style-name="T1">Default</text:span> functionality is in <text:span text:style-name="T6">defaultWriteObject</text:span>()</text:p>
                  </text:list-item>
                </text:list>
              </text:list-item>
              <text:list-item>
                <text:p text:style-name="P1">See <text:span text:style-name="T16"><text:a xlink:href="http://java.sun.com/javase/6/docs/technotes/guides/serialization/examples/custom/index3.html">CustomDataExample.java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08cm" svg:height="1.809cm" svg:x="1cm" svg:y="0.337cm" presentation:class="title">
          <draw:text-box>
            <text:p>Summary of I/O classes</text:p>
          </draw:text-box>
        </draw:frame>
        <draw:frame presentation:style-name="pr6" draw:layer="layout" svg:width="25.958cm" svg:height="15.735cm" svg:x="1.072cm" svg:y="3.039cm" presentation:class="outline">
          <draw:text-box>
            <text:list text:style-name="L2">
              <text:list-item>
                <text:p>Formatted <text:span text:style-name="T1">text</text:span> I/O:</text:p>
                <text:list>
                  <text:list-item>
                    <text:p>Create a <text:span text:style-name="T6">File</text:span> object (pathname)</text:p>
                  </text:list-item>
                  <text:list-item>
                    <text:p><text:span text:style-name="T1">Write</text:span>: create a <text:span text:style-name="T6">PrintWriter</text:span>, call .<text:span text:style-name="T15">print</text:span>()</text:p>
                  </text:list-item>
                  <text:list-item>
                    <text:p><text:span text:style-name="T1">Read</text:span>: create a <text:span text:style-name="T6">Scanner</text:span>, call .<text:span text:style-name="T15">next*</text:span>()</text:p>
                  </text:list-item>
                </text:list>
              </text:list-item>
              <text:list-item>
                <text:p><text:span text:style-name="T1">Object</text:span>-based I/O:</text:p>
                <text:list>
                  <text:list-item>
                    <text:p>Create a <text:span text:style-name="T6">File</text:span> object (pathname)</text:p>
                  </text:list-item>
                  <text:list-item>
                    <text:p><text:span text:style-name="T1">Write</text:span>: create a <text:span text:style-name="T6">FileOutputStream</text:span></text:p>
                    <text:list>
                      <text:list-item>
                        <text:p>Create <text:span text:style-name="T6">ObjectOutputStream</text:span>: .<text:span text:style-name="T15">writeObject</text:span>()</text:p>
                      </text:list-item>
                    </text:list>
                  </text:list-item>
                  <text:list-item>
                    <text:p><text:span text:style-name="T1">Read</text:span>: create a <text:span text:style-name="T6">FileInputStream</text:span></text:p>
                    <text:list>
                      <text:list-item>
                        <text:p>Create <text:span text:style-name="T6">ObjectInputStream</text:span>: .<text:span text:style-name="T15">readObject</text:span>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708cm" svg:height="1.809cm" svg:x="1cm" svg:y="0.337cm" presentation:class="title">
          <draw:text-box>
            <text:p text:style-name="P1">Random-access files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Sequential files are hard to <text:span text:style-name="T1">modify in-place</text:span></text:p>
                <text:list>
                  <text:list-item>
                    <text:p text:style-name="P1">Must erase and rewrite <text:span text:style-name="T1">entire</text:span> file</text:p>
                  </text:list-item>
                </text:list>
              </text:list-item>
              <text:list-item>
                <text:p text:style-name="P1"><text:span text:style-name="T1">Random-access</text:span> files:</text:p>
                <text:list>
                  <text:list-item>
                    <text:list>
                      <text:list-item>
                        <text:p text:style-name="P1"><text:span text:style-name="T6">file = new RandomAccessFile( “user.db”, “rw” );</text:span></text:p>
                      </text:list-item>
                    </text:list>
                  </text:list-item>
                  <text:list-item>
                    <text:p><text:span text:style-name="T1">Overwrites</text:span> existing bytes (can append to end)</text:p>
                  </text:list-item>
                </text:list>
              </text:list-item>
              <text:list-item>
                <text:p text:style-name="P1">Can be used in place of <text:span text:style-name="T15">FileInputStream</text:span> / <text:span text:style-name="T15">FileOutputStream</text:span>, e.g., to do <text:span text:style-name="T1">object</text:span>-based I/O</text:p>
              </text:list-item>
              <text:list-item>
                <text:p text:style-name="P1">File <text:span text:style-name="T1">position</text:span> pointer:</text:p>
                <text:list>
                  <text:list-item>
                    <text:list>
                      <text:list-item>
                        <text:p text:style-name="P1"><text:span text:style-name="T6">file.seek( num_bytes );</text:span></text:p>
                      </text:list-item>
                    </text:list>
                  </text:list-item>
                  <text:list-item>
                    <text:p text:style-name="P1">Seek to position relative to <text:span text:style-name="T1">star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254cm" text:min-label-width="0.381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508cm" text:min-label-width="0.381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0.762cm" text:min-label-width="0.381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1.01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1.27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1.524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1.778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2.032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2.28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2.54cm" text:min-label-width="0.38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5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WU_20_Slide-title">
      <style:graphic-properties draw:fill-color="#ffffff" draw:auto-grow-height="false" fo:min-height="3.507cm"/>
    </style:style>
    <style:style style:name="Mpr13" style:family="presentation" style:parent-style-name="TWU_20_Slide-outline1" style:list-style-name="ML2">
      <style:graphic-properties draw:fill-color="#ffffff" draw:auto-grow-height="false" fo:min-height="13.86cm"/>
    </style:style>
    <style:style style:name="Mpr14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1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1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family="'Lucida Sans Unicode'" style:font-family-generic="swis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2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13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14" draw:text-style-name="MP2" draw:layer="backgroundobjects" svg:width="4.524cm" svg:height="0.87cm" svg:x="19.685cm" svg:y="20.009cm" presentation:class="date-time">
        <draw:text-box>
          <text:p text:style-name="MP4"><text:span text:style-name="MT3"><presentation:date-time/></text:span></text:p>
        </draw:text-box>
      </draw:frame>
      <draw:frame draw:name="Footer" presentation:style-name="Mpr14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14" draw:text-style-name="MP4" draw:layer="backgroundobjects" svg:width="2.54cm" svg:height="0.837cm" svg:x="24.765cm" svg:y="20.009cm" presentation:class="page-number">
        <draw:text-box>
          <text:p text:style-name="MP4"><text:span text:style-name="MT4"><text:page-number>&lt;number&gt;</text:page-number></text:span></text:p>
        </draw:text-box>
      </draw:frame>
      <draw:rect presentation:style-name="Mpr15" draw:text-style-name="MP6" draw:layer="backgroundobjects" svg:width="13.477cm" svg:height="0.552cm" svg:x="0cm" svg:y="3.993cm">
        <text:p/>
      </draw:rect>
      <draw:rect draw:name="Title Bar" draw:style-name="Mgr5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14" draw:text-style-name="MP5" draw:layer="backgroundobjects" svg:width="14.01cm" svg:height="0.837cm" svg:x="5.04cm" svg:y="20.01cm">
        <draw:text-box>
          <text:p text:style-name="MP8"><text:span text:style-name="MT1"><presentation:footer/></text:span></text:p>
        </draw:text-box>
      </draw:frame>
      <draw:frame draw:name="Footer" presentation:style-name="Mpr14" draw:text-style-name="MP5" draw:layer="backgroundobjects" svg:width="14.01cm" svg:height="0.837cm" svg:x="5.04cm" svg:y="20.01cm">
        <draw:text-box>
          <text:p text:style-name="MP8"><text:span text:style-name="MT4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6</meta:generator>
    <meta:initial-creator>Sean Ho</meta:initial-creator>
    <meta:creation-date>2007-01-15T12:24:22</meta:creation-date>
    <dc:date>2011-02-02T22:47:00</dc:date>
    <meta:editing-cycles>131</meta:editing-cycles>
    <meta:editing-duration>P5DT11H16M42S</meta:editing-duration>
    <dc:creator>Sean Ho</dc:creator>
    <meta:document-statistic meta:object-count="311"/>
    <meta:user-defined meta:name="Info 1"/>
    <meta:user-defined meta:name="Info 2"/>
    <meta:user-defined meta:name="Info 3"/>
    <meta:user-defined meta:name="Info 4"/>
  </office:meta>
</office:document-meta>
</file>